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Monospaced" svg:font-family="Arial Monospaced" style:font-family-generic="modern" style:font-pitch="fixed" svg:panose-1="2 11 6 9 2 2 2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style:font-name="Arial Monospaced"/>
    </style:style>
    <style:style style:name="P2" style:parent-style-name="Lijstalinea" style:list-style-name="LFO1" style:family="paragraph">
      <style:text-properties style:font-name="Arial Monospaced"/>
    </style:style>
    <style:style style:name="P3" style:parent-style-name="Lijstalinea" style:list-style-name="LFO1" style:family="paragraph">
      <style:text-properties style:font-name="Arial Monospaced"/>
    </style:style>
    <style:style style:name="P4" style:parent-style-name="Lijstalinea" style:list-style-name="LFO1" style:family="paragraph">
      <style:text-properties style:font-name="Arial Monospaced"/>
    </style:style>
    <style:style style:name="P5" style:parent-style-name="Lijstalinea" style:list-style-name="LFO1" style:family="paragraph">
      <style:text-properties style:font-name="Arial Monospaced"/>
    </style:style>
    <style:style style:name="P6" style:parent-style-name="Standaard" style:family="paragraph">
      <style:text-properties style:font-name="Arial Monospaced"/>
    </style:style>
    <style:style style:name="P7" style:parent-style-name="Standaard" style:family="paragraph">
      <style:text-properties style:font-name="Arial Monospaced"/>
    </style:style>
    <style:style style:name="P8" style:parent-style-name="Standaard" style:family="paragraph">
      <style:text-properties style:font-name="Arial Monospaced"/>
    </style:style>
    <style:style style:name="P9" style:parent-style-name="Standaard" style:family="paragraph">
      <style:text-properties style:font-name="Arial Monospaced"/>
    </style:style>
    <style:style style:name="P10" style:parent-style-name="Standaard" style:family="paragraph">
      <style:text-properties style:font-name="Arial Monospaced"/>
    </style:style>
    <style:style style:name="P11" style:parent-style-name="Standaard" style:family="paragraph">
      <style:text-properties style:font-name="Arial Monospaced"/>
    </style:style>
    <style:style style:name="P12" style:parent-style-name="Standaard" style:family="paragraph">
      <style:text-properties style:font-name="Arial Monospaced"/>
    </style:style>
    <style:style style:name="P13" style:parent-style-name="Standaard" style:family="paragraph">
      <style:text-properties style:font-name="Arial Monospaced"/>
    </style:style>
    <style:style style:name="P14" style:parent-style-name="Standaard" style:family="paragraph">
      <style:text-properties style:font-name="Arial Monospaced"/>
    </style:style>
    <style:style style:name="P15" style:parent-style-name="Lijstalinea" style:list-style-name="LFO1" style:family="paragraph">
      <style:text-properties style:font-name="Arial Monospaced"/>
    </style:style>
    <style:style style:name="P16" style:parent-style-name="Lijstalinea" style:list-style-name="LFO1" style:family="paragraph">
      <style:text-properties style:font-name="Arial Monospaced"/>
    </style:style>
    <style:style style:name="P17" style:parent-style-name="Lijstalinea" style:list-style-name="LFO1" style:family="paragraph">
      <style:text-properties style:font-name="Arial Monospaced"/>
    </style:style>
    <style:style style:name="P18" style:parent-style-name="Lijstalinea" style:family="paragraph">
      <style:text-properties style:font-name="Arial Monospaced"/>
    </style:style>
    <style:style style:name="P19" style:parent-style-name="Standaard" style:family="paragraph">
      <style:text-properties style:font-name="Arial Monospaced"/>
    </style:style>
    <style:style style:name="P20" style:parent-style-name="Standaard" style:family="paragraph">
      <style:paragraph-properties fo:margin-left="0.25in">
        <style:tab-stops/>
      </style:paragraph-properties>
      <style:text-properties style:font-name="Arial Monospaced"/>
    </style:style>
  </office:automatic-styles>
  <office:body>
    <office:text text:use-soft-page-breaks="true">
      <text:p text:style-name="P1">Indicator: wat je gebruikt als aanwijzing voor de aanwezigheid van iets anders.</text:p>
      <text:list text:style-name="LFO1" text:continue-numbering="true">
        <text:list-item>
          <text:p text:style-name="P2">Zwangerschapstest</text:p>
        </text:list-item>
        <text:list-item>
          <text:p text:style-name="P3">Steek je niet in je baarmoeder<text:s/></text:p>
        </text:list-item>
        <text:list-item>
          <text:p text:style-name="P4">Stofje in urine laat het zien</text:p>
        </text:list-item>
        <text:list-item>
          <text:p text:style-name="P5">Dat stofje is een indicator</text:p>
        </text:list-item>
      </text:list>
      <text:p text:style-name="P6"/>
      <text:p text:style-name="P7">Onderzoeksvraag: Moet ik een jas aan als ik naar buiten ga?<text:line-break/>Operationaliseren: Het indirect meetbaar maken van (abstracte) variabelen.</text:p>
      <text:p text:style-name="P8"/>
      <text:p text:style-name="P9">Het is Warm &gt; is het lekker aan</text:p>
      <text:p text:style-name="P10"/>
      <text:p text:style-name="P11">Temperatuur is een variabel, Neerslag, windkracht</text:p>
      <text:p text:style-name="P12"/>
      <text:p text:style-name="P13">Sociale categorie: is een aantal mensen die enkele kenmerk delen, maar waarbij geen of nauwelijks sprake is van een onderlinge relatie of binding.</text:p>
      <text:p text:style-name="P14">Mensen die ontevreden zijn over de politiek</text:p>
      <text:list text:style-name="LFO1" text:continue-numbering="true">
        <text:list-item>
          <text:p text:style-name="P15">Stemmen PVV, FVD, SP</text:p>
        </text:list-item>
        <text:list-item>
          <text:p text:style-name="P16">Lezen telegraaf</text:p>
        </text:list-item>
        <text:list-item>
          <text:p text:style-name="P17">Zijn voor een referendum</text:p>
        </text:list-item>
      </text:list>
      <text:p text:style-name="P18"/>
      <text:p text:style-name="P19">Welke sociale groepen herken je in corona-onderzoeken?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Monospaced" svg:font-family="Arial Monospaced" style:font-family-generic="modern" style:font-pitch="fixed" svg:panose-1="2 11 6 9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0-06T09:21:00Z</meta:creation-date>
    <dc:date>2020-10-06T09:30:00Z</dc:date>
    <meta:template xlink:href="Normal" xlink:type="simple"/>
    <meta:editing-cycles>1</meta:editing-cycles>
    <meta:editing-duration>PT540S</meta:editing-duration>
    <meta:document-statistic meta:page-count="1" meta:paragraph-count="1" meta:word-count="110" meta:character-count="718" meta:row-count="5" meta:non-whitespace-character-count="609"/>
  </office:meta>
</office:document-meta>
</file>